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ed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ResourceCollection.ad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edResourceCollection.isFilesystem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edIterator.MappedIterator( Iterator source , Mapper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edResourceCollection.createMapp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edResourceCollection.check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ed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ResourceCollection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edResourceCollection.add( Resource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edResourceCollection.setRefid( Referen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edResourceCollection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pedResourceCollection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edResourceCollection.dieOnCircularReference( Stack stk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